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5c1" officeooo:paragraph-rsid="001195c1"/>
    </style:style>
    <style:style style:name="T1" style:family="text">
      <style:text-properties officeooo:rsid="001080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nkedList::<text:span text:style-name="T1">~LinkedList()</text:span></text:p>
      <text:p text:style-name="Standard"><text:s text:c="4"/>current = head</text:p>
      <text:p text:style-name="Standard"><text:s text:c="4"/>temp = null</text:p>
      <text:p text:style-name="Standard"/>
      <text:p text:style-name="Standard"><text:s text:c="4"/>while current is not null:</text:p>
      <text:p text:style-name="Standard"><text:s text:c="8"/>temp = current</text:p>
      <text:p text:style-name="Standard"><text:s text:c="8"/>current = current's next</text:p>
      <text:p text:style-name="Standard"><text:s text:c="8"/>delete temp</text:p>
      <text:p text:style-name="Standard"><text:s text:c="8"/>temp = current</text:p>
      <text:p text:style-name="Standard"><text:s text:c="8"/>current = current's next</text:p>
      <text:p text:style-name="Standard"><text:s text:c="8"/>delete temp</text:p>
      <text:p text:style-name="Standard">LinkedList Append function:</text:p>
      <text:p text:style-name="Standard"><text:s text:c="4"/>node = create new Node with bid</text:p>
      <text:p text:style-name="Standard"><text:s text:c="4"/></text:p>
      <text:p text:style-name="Standard"><text:s text:c="4"/>if head is null:</text:p>
      <text:p text:style-name="Standard"><text:s text:c="8"/>head = node</text:p>
      <text:p text:style-name="Standard"><text:s text:c="8"/>tail = node</text:p>
      <text:p text:style-name="Standard"><text:s text:c="4"/>else:</text:p>
      <text:p text:style-name="Standard"><text:s text:c="8"/>tail's next = node</text:p>
      <text:p text:style-name="Standard"><text:s text:c="8"/>tail = node</text:p>
      <text:p text:style-name="Standard"><text:s text:c="4"/></text:p>
      <text:p text:style-name="Standard"><text:s text:c="4"/>increment size</text:p>
      <text:p text:style-name="Standard"/>
      <text:p text:style-name="Standard">LinkedList Prepend function:</text:p>
      <text:p text:style-name="Standard"><text:s text:c="4"/>node = new Node with bid</text:p>
      <text:p text:style-name="Standard"><text:s text:c="4"/></text:p>
      <text:p text:style-name="Standard"><text:s text:c="4"/>if head is not null:</text:p>
      <text:p text:style-name="Standard"><text:s text:c="8"/>node's next = head</text:p>
      <text:p text:style-name="Standard"><text:s text:c="4"/></text:p>
      <text:p text:style-name="Standard"><text:s text:c="4"/>head = node</text:p>
      <text:p text:style-name="Standard"><text:s text:c="4"/></text:p>
      <text:p text:style-name="Standard"><text:s text:c="4"/>increment size</text:p>
      <text:p text:style-name="Standard">LinkedList PrintList function:</text:p>
      <text:p text:style-name="Standard"><text:s text:c="4"/>it = hea<text:span text:style-name="T1">d</text:span></text:p>
      <text:p text:style-name="Standard"><text:s text:c="4"/></text:p>
      <text:p text:style-name="Standard"><text:s text:c="4"/>while it is not null:</text:p>
      <text:p text:style-name="Standard"><text:s text:c="8"/>remove the last element from <text:span text:style-name="T1">IT</text:span>'s bid's fund</text:p>
      <text:p text:style-name="Standard"><text:s text:c="8"/>output it's bidId, title, fund, and amount</text:p>
      <text:p text:style-name="Standard"><text:s text:c="8"/><text:span text:style-name="T1">IT</text:span> = <text:span text:style-name="T1">IT</text:span>'s next</text:p>
      <text:p text:style-name="Standard"/>
      <text:p text:style-name="Standard">LinkedList Remove function:</text:p>
      <text:p text:style-name="Standard"><text:s text:c="4"/>node = head</text:p>
      <text:p text:style-name="Standard"><text:s text:c="4"/></text:p>
      <text:p text:style-name="Standard"><text:s text:c="4"/>if head is not null:</text:p>
      <text:p text:style-name="Standard"><text:s text:c="8"/>if bidId is equal to head's bidId:</text:p>
      <text:p text:style-name="Standard"><text:s text:c="12"/>temp = head's next</text:p>
      <text:p text:style-name="Standard"><text:s text:c="12"/>delete head</text:p>
      <text:p text:style-name="Standard"><text:s text:c="12"/>head = temp</text:p>
      <text:p text:style-name="Standard"><text:s text:c="12"/>decrement size</text:p>
      <text:p text:style-name="Standard"><text:soft-page-break/><text:s text:c="12"/>return</text:p>
      <text:p text:style-name="Standard"><text:s text:c="4"/></text:p>
      <text:p text:style-name="Standard"><text:s text:c="4"/>while node's next is not null:</text:p>
      <text:p text:style-name="Standard"><text:s text:c="8"/>if node's next's bidId is equal to bidId:</text:p>
      <text:p text:style-name="Standard"><text:s text:c="12"/>temp = node's next</text:p>
      <text:p text:style-name="Standard"><text:s text:c="12"/>node's next = temp's next</text:p>
      <text:p text:style-name="Standard"><text:s text:c="12"/>delete temp</text:p>
      <text:p text:style-name="Standard"><text:s text:c="12"/>decrement size</text:p>
      <text:p text:style-name="Standard"><text:s text:c="12"/>return</text:p>
      <text:p text:style-name="Standard"><text:s text:c="8"/>node = node's next</text:p>
      <text:p text:style-name="Standard"/>
      <text:p text:style-name="Standard">LinkedList Search function:</text:p>
      <text:p text:style-name="Standard"><text:s text:c="4"/>node = head</text:p>
      <text:p text:style-name="Standard"><text:s text:c="4"/></text:p>
      <text:p text:style-name="Standard"><text:s text:c="4"/>if node is not null:</text:p>
      <text:p text:style-name="Standard"><text:s text:c="8"/>if node's bidId is equal to bidId:</text:p>
      <text:p text:style-name="Standard"><text:s text:c="12"/>head = node's next</text:p>
      <text:p text:style-name="Standard"><text:s text:c="12"/>decrement size</text:p>
      <text:p text:style-name="Standard"><text:s text:c="12"/>return node's bid</text:p>
      <text:p text:style-name="Standard"><text:s text:c="8"/></text:p>
      <text:p text:style-name="Standard"><text:s text:c="8"/>while node's next is not null:</text:p>
      <text:p text:style-name="Standard"><text:s text:c="12"/>if node's bidId is equal to bidId:</text:p>
      <text:p text:style-name="Standard"><text:s text:c="16"/>return node's bid</text:p>
      <text:p text:style-name="Standard"><text:s text:c="12"/>node = node's next</text:p>
      <text:p text:style-name="Standard"><text:s text:c="4"/></text:p>
      <text:p text:style-name="Standard"><text:s text:c="4"/>return node's bid</text:p>
      <text:p text:style-name="Standard"><text:s text:c="7"/></text:p>
      <text:p text:style-name="Standard"/>
      <text:p text:style-name="P1">This code is meant to let students become familiar with using linked lists, along with getting more familiar with pointers. Thankfully, because most of this code was already filled out, and I just had to follow instructions, along with working with linked lists in the past, I had no difficulties implementing the necessary chan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8T14:01:20.293692670</dc:date>
    <meta:editing-duration>PT1M52S</meta:editing-duration>
    <meta:editing-cycles>1</meta:editing-cycles>
    <meta:document-statistic meta:table-count="0" meta:image-count="0" meta:object-count="0" meta:page-count="2" meta:paragraph-count="73" meta:word-count="279" meta:character-count="1976" meta:non-whitespace-character-count="1279"/>
  </office:meta>
</office:document-meta>
</file>